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Gill Sans MT_CCJU" fo:font-size="8pt" fo:language="fr" fo:country="FR" fo:background-color="#ffffff"/>
    </style:style>
    <style:style style:name="P2" style:family="paragraph" style:parent-style-name="Text_20_body">
      <style:paragraph-properties fo:margin-top="0cm" fo:margin-bottom="0.109cm"/>
      <style:text-properties fo:color="#000000" style:font-name="Gill Sans MT_CCJU" fo:font-size="9pt"/>
    </style:style>
    <style:style style:name="P3" style:family="paragraph" style:parent-style-name="Text_20_body">
      <style:paragraph-properties fo:margin-top="0cm" fo:margin-bottom="0.109cm"/>
      <style:text-properties fo:color="#000000" style:font-name="Gill Sans MT_CCJU" fo:font-size="9pt" style:font-size-asian="9pt" style:font-size-complex="9pt"/>
    </style:style>
    <style:style style:name="P4" style:family="paragraph" style:parent-style-name="Text_20_body">
      <style:paragraph-properties fo:margin-top="0cm" fo:margin-bottom="0cm"/>
      <style:text-properties fo:color="#000000" style:font-name="Gill Sans MT_CCJU"/>
    </style:style>
    <style:style style:name="P5" style:family="paragraph" style:parent-style-name="Text_20_body">
      <style:paragraph-properties fo:margin-top="0cm" fo:margin-bottom="0cm"/>
      <style:text-properties fo:color="#000000" style:font-name="Gill Sans MT_CCJU" fo:font-size="11pt" fo:font-weight="bold"/>
    </style:style>
    <style:style style:name="P6" style:family="paragraph" style:parent-style-name="Text_20_body">
      <style:paragraph-properties fo:margin-top="0cm" fo:margin-bottom="0cm"/>
      <style:text-properties fo:color="#000000" style:font-name="Gill Sans MT_CCJU" fo:font-size="10pt"/>
    </style:style>
    <style:style style:name="P7" style:family="paragraph" style:parent-style-name="Text_20_body">
      <style:paragraph-properties fo:margin-top="0cm" fo:margin-bottom="0cm" style:shadow="none"/>
      <style:text-properties fo:color="#000000" style:font-name="Gill Sans MT_CCJU" fo:font-size="11pt" style:font-size-asian="11pt" style:font-size-complex="11pt"/>
    </style:style>
    <style:style style:name="P8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Gill Sans MT_CCJU" fo:font-size="11pt" style:font-size-asian="11pt" style:font-size-complex="11pt"/>
    </style:style>
    <style:style style:name="P9" style:family="paragraph" style:parent-style-name="Text_20_body">
      <style:paragraph-properties fo:margin-top="0cm" fo:margin-bottom="0cm" style:shadow="none"/>
      <style:text-properties fo:color="#000000" style:font-name="Gill Sans MT_CCJU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top="0cm" fo:margin-bottom="0cm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cm" fo:margin-bottom="0cm" style:shadow="none"/>
      <style:text-properties fo:color="#000000" style:font-name="Gill Sans MT_CCJU" fo:font-size="11pt" fo:language="fr" fo:country="FR"/>
    </style:style>
    <style:style style:name="P12" style:family="paragraph" style:parent-style-name="Text_20_body">
      <style:paragraph-properties fo:margin-top="0cm" fo:margin-bottom="0cm" style:shadow="none"/>
      <style:text-properties fo:color="#000000" style:font-name="Gill Sans MT_CCJU" fo:font-size="11pt" fo:language="fr" fo:country="FR" style:font-size-asian="11pt" style:font-size-complex="11pt"/>
    </style:style>
    <style:style style:name="P13" style:family="paragraph" style:parent-style-name="Text_20_body">
      <style:paragraph-properties fo:margin-top="0cm" fo:margin-bottom="0cm" style:shadow="none"/>
      <style:text-properties style:font-name="Gill Sans MT_CCJU" fo:font-size="8pt" style:font-size-asian="8pt" style:font-size-complex="8pt"/>
    </style:style>
    <style:style style:name="P14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Gill Sans MT_CCJU" fo:font-weight="bold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Gill Sans MT_CCJU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Gill Sans MT_CCJU" fo:font-size="8pt" style:font-size-asian="8pt" style:font-size-complex="8pt"/>
    </style:style>
    <style:style style:name="P17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Gill Sans MT_CCJU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Gill Sans MT_CCJU" fo:font-size="11pt" style:font-size-asian="11pt" style:font-size-complex="11pt"/>
    </style:style>
    <style:style style:name="T1" style:family="text">
      <style:text-properties fo:color="#000000" fo:language="fr" fo:country="FR"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3">%=LIBELLE_REF=%</text:p>
      <text:p text:style-name="P2">%=GESTIONNAIRE=%</text:p>
      <text:p text:style-name="P2">%=LIBELLE_TEL=%</text:p>
      <text:p text:style-name="P5">%=IS_COPIE=%</text:p>
      <text:p text:style-name="P6">%=NSS=%<text:tab/><text:tab/><text:tab/><text:tab/><text:tab/><text:span text:style-name="T3">%=DATE_ET_LIEU=%</text:span></text:p>
      <text:p text:style-name="P6">%=AYANT_DROIT=%</text:p>
      <text:p text:style-name="P4"/>
      <text:p text:style-name="P14">%=titreDecision=%</text:p>
      <text:p text:style-name="P7"/>
      <text:p text:style-name="P9">%=TITRE=%</text:p>
      <text:p text:style-name="P7"/>
      <text:p text:style-name="P8">%=PARAGRAPHE1=%</text:p>
      <text:p text:style-name="P8"/>
      <text:p text:style-name="P8">%=PARAGRAPHE2=%</text:p>
      <text:p text:style-name="P7"/>
      <text:p text:style-name="P7">%=PARAGRAPHE3=% <text:span text:style-name="T2">%=PARAGRAPHE3_GRAS=%</text:span></text:p>
      <text:p text:style-name="P7"/>
      <text:p text:style-name="P7">%=PARAGRAPHE4=%</text:p>
      <text:p text:style-name="P7"/>
      <text:p text:style-name="P7">%#include tabCalculDecisionRegimeOctroiRFM#%</text:p>
      <text:p text:style-name="P7"/>
      <text:p text:style-name="P17">%=remLineWhenBlank(PARAGRAPHE5,1)=%</text:p>
      <text:p text:style-name="P18"/>
      <text:p text:style-name="P18">%#include tabDecompteDecisionRegimeOctroiRFM#%</text:p>
      <text:p text:style-name="P7">%=PARAGRAPHE6=%</text:p>
      <text:p text:style-name="P7"/>
      <text:p text:style-name="P7">%#include tabVersementDecisionRegimeOctroiRFM#%</text:p>
      <text:p text:style-name="P7"/>
      <text:p text:style-name="P10">%=PARAGRAPHE7_TITRE=%</text:p>
      <text:p text:style-name="P7">%=PARAGRAPHE7_TEXTE=%</text:p>
      <text:p text:style-name="P7"/>
      <text:p text:style-name="P7">%=PARAGRAPHE8=%</text:p>
      <text:p text:style-name="P7"/>
      <text:p text:style-name="P7">%=PARAGRAPHE9=%</text:p>
      <text:p text:style-name="P7"/>
      <text:p text:style-name="P7">%=SALUTATIONS=%</text:p>
      <text:p text:style-name="P12"/>
      <text:p text:style-name="P12">                                                                                                          %#include signatureRFM#%</text:p>
      <text:p text:style-name="P15"/>
      <text:p text:style-name="P15"/>
      <text:p text:style-name="P16"><text:span text:style-name="T2">%=pushToEnd()=%%=PARAGRAPHE11_TITRE=% </text:span>%=PARAGRAPHE11_TEXTE=%</text:p>
      <text:p text:style-name="P11"/>
      <text:p text:style-name="P13"><text:span text:style-name="T1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9-18T15:37:10.10</dc:date>
    <meta:editing-cycles>30</meta:editing-cycles>
    <meta:editing-duration>PT7H39M50S</meta:editing-duration>
    <meta:document-statistic meta:table-count="0" meta:image-count="0" meta:object-count="0" meta:page-count="1" meta:paragraph-count="26" meta:word-count="35" meta:character-count="735"/>
    <meta:user-defined meta:name="Info 1"/>
    <meta:user-defined meta:name="Info 2"/>
    <meta:user-defined meta:name="Info 3"/>
    <meta:user-defined meta:name="Info 4"/>
  </office:meta>
</office:document-meta>
</file>